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7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Y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6">[Front Cover]</text:p>
      <text:p text:style-name="P8">97/</text:p>
      <text:p text:style-name="P7">Explanatory on Itr<text:span text:style-name="T2">ó</text:span><text:span text:style-name="T3">/</text:span></text:p>
      <text:p text:style-name="P6"><text:span text:style-name="T3">[Note: The number "46" is written in pencil and circled in the top right corner of the page.]</text:span></text:p>
      <text:p text:style-name="P6"><text:span text:style-name="T3"/></text:p>
      <text:p text:style-name="P6"><text:span text:style-name="T3">[Page 1]</text:span></text:p>
      <text:p text:style-name="P6"><text:span text:style-name="T3">To receive circulars and pamphlets is with me,/ and most likely with all ministers, a circumstance/ of constant occurrence. <text:s/>To read them all, would be,/ in many instances, a perfect </text:span><text:span text:style-name="T5">loss</text:span><text:span text:style-name="T7"> waste of time. <text:s/>To ack-/-nowledge numerous letters is also a task not infrequently/ irksome. <text:s/>Still, in order not to appear rude, I/ have </text:span><text:span text:style-name="T5">invariably</text:span><text:span text:style-name="T7"> imposed upon myself the obliga-/-tion of invariably answering them all, either verbally, or in/ writing. <text:s/>Regarding circulars and pamphlets,/ I confess that unless I can discover at a glance/ some points of interest, I lay them aside./ <text:s/>This week, however, a printed sheet of paper,/ was sent to my address, the heading of which at-/-tracted my attention. <text:s/>It related to one of the essen-/tial precepts of our religion--the fourth command-/-ment of the Decalogue, which we have read this/ </text:span><text:span text:style-name="T5">Sabbath</text:span><text:span text:style-name="T7"> morning. <text:s/>What surprised me in a measure, is/ that the paper </text:span><text:span text:style-name="T5">appears</text:span><text:span text:style-name="T7"> seems to have emanated from the/ Girard College, in which institute, I judge, it was/ also printed "pro bono publico" for </text:span><text:span text:style-name="T8">the good of the public</text:span><text:span text:style-name="T9"> at large./</text:span></text:p>
      <text:p text:style-name="P6"><text:soft-page-break/><text:span text:style-name="T9">[Page 2]</text:span></text:p>
      <text:p text:style-name="P6"><text:span text:style-name="T9">I know that Stephen Girard was so decidedly opposed/ to </text:span><text:span text:style-name="T6">matters of faith</text:span><text:span text:style-name="T9"> denominational religion, that he forbade even the mere/ </text:span><text:span text:style-name="T6">entering of</text:span><text:span text:style-name="T9"> visiting </text:span><text:span text:style-name="T6">by</text:span><text:span text:style-name="T9"> of the college which he founded and munificently endowed by clergymen of any denomination </text:span><text:span text:style-name="T6">into the col-</text:span><text:span text:style-name="T9">/ </text:span><text:span text:style-name="T6">-lege which he munificently endowed</text:span><text:span text:style-name="T9">. <text:s/>He feared/ that clerical influence might clandestinely thwart his/ wishes. <text:s/>But since the testator can no longer </text:span><text:span text:style-name="T6">cannot</text:span><text:span text:style-name="T9"> personally object, his executors </text:span><text:span text:style-name="T6">did</text:span><text:span text:style-name="T9"> have allowed the institute/ which he created, </text:span><text:span text:style-name="T6">has been</text:span><text:span text:style-name="T9"> to become altogether transformed./ <text:s/>It has made ample room for Protestant christ-/-ianity. <text:s/>Chapel</text:span><text:span text:style-name="T6">s</text:span><text:span text:style-name="T9"> services denominational lectures and books of instruction/ aim to add to the number of believers, who swear/ by a man-god. <text:s/>So formidable is the power/ of the majority, that </text:span><text:span text:style-name="T6">persons</text:span><text:span text:style-name="T9"> individuals and corporations entrusted with the/ guidance of the college, think it irreproachably/ correct to ignore the expressed will of him, whose immense/ legacies created the said college and richly main-/-tain it to this day. <text:s/>The paper sub-/-mitted to my perusal, hinged upon the duty/ of observing what </text:span><text:span text:style-name="T6">he</text:span><text:span text:style-name="T9"> it calls "the true Sabbath."/ <text:s/>Its author starts with the idea that by reason/ of the spherical construction of the earth, which/ occasions a marked difference of time between different/ parts of the globe, it becomes absolutely impossible/</text:span></text:p>
      <text:p text:style-name="P6"><text:span text:style-name="T9"/></text:p>
      <text:p text:style-name="P6"><text:span text:style-name="T9">[Page 3]</text:span></text:p>
      <text:p text:style-name="P6"><text:span text:style-name="T9">for any race or sect to observe the same day as </text:span><text:span text:style-name="T6">the</text:span><text:span text:style-name="T9"> a/ sabbath. <text:s/>To illustrate this point, he drew a/ diagram, showing how </text:span><text:span text:style-name="T6">starting from</text:span><text:span text:style-name="T9"> leaving behind a given meri-/-dian and travelling[sic!] on, we shall find for instance that when,/ the morning of Sunday dawns here, it will be/ Saturday evening in another place; or that as the distance/ increases about a whole day, </text:span><text:span text:style-name="T6">anticipating</text:span><text:span text:style-name="T9"> preceding or </text:span><text:span text:style-name="T6">retarding</text:span><text:span text:style-name="T9"> succeeding the/ Sunday sabbath will be noticed between the two far off/ localities. <text:s/>The argument is of course very correct./ <text:s/>All understand it Neither we Jews, dispersed throughout the world, can/ keep Saturday together, as our Sabbath; nor Christ-/-ians, who miscall Sunday, the Sabbath, can cele-/-brate it simultaneously. <text:s/>But as I am naturally/ concerned only about the day which the fourth com-/-mandment of the Decalogue <text:s/>has declared holy, I/ will say, that latitude and longitude do not at all/ affect its observance. <text:s/>Let me explain. <text:s/>In the/ wilderness of sin, our ancestors were </text:span><text:span text:style-name="T6">first</text:span><text:span text:style-name="T9"> told for/ the first time that God had originally sanctified the seventh day [Hebrew], and/ that to pay it proper honor, they should not then,/</text:span></text:p>
      <text:p text:style-name="P6"><text:span text:style-name="T9"/></text:p>
      <text:p text:style-name="P6"><text:span text:style-name="T9">[Page 4]</text:span></text:p>
      <text:p text:style-name="P6"><text:span text:style-name="T9">go, as usual, </text:span><text:span text:style-name="T6">go</text:span><text:span text:style-name="T9"> in search of manna, for a double/ portion thereof would be supplied on Friday./ <text:s/>The question whether the patriarchs and their/ offspring kept the Sabbath, must remain/ an open question. <text:s/>The Bible is silent in that/ </text:span><text:span text:style-name="T6">regard</text:span><text:span text:style-name="T9"> respect. <text:s/>The Talmudists do state that the se-/-venth day was always sanctified </text:span><text:span text:style-name="T6">I am inclined,</text:span><text:span text:style-name="T9"> by our olden predecessors./ <text:s/>With due deference be it said, I incline to doubt it, particularly so,/ because during the centuries of Egyptian bondage,/ the enslaved would scarcely be allowed to rest one/ day in seven. <text:s/>We read [Hebrew]/ "The task masters urged </text:span><text:span text:style-name="T6">me</text:span><text:span text:style-name="T9"> them on, saying, fulfil[sic!] your/ works; even your daily task." <text:s/>Now: when from the top of/ Sinai the ordinance to </text:span><text:span text:style-name="T8">remember</text:span><text:span text:style-name="T9"> the Sabbath day/ was enjoined, I think that the Divine Legisla-/-tor meant to allude to the </text:span><text:span text:style-name="T6">instruction</text:span><text:span text:style-name="T9"> teaching given in/ the wilderness of </text:span><text:span text:style-name="T8">sin</text:span><text:span text:style-name="T9">. <text:s/>In fact, the very object/ assigned to the ordinance, would show that God's/ design was primarily to let all creatures, rational and irrational/ enjoy bodily repose a full day once a week. <text:s/>The/ idea is perhaps brought forth more forcibly by Moses in the repe-/tition of the Decalogue in Deuteronomy </text:span><text:span text:style-name="T6">[Hebrew]</text:span><text:span text:style-name="T9">/</text:span></text:p>
      <text:p text:style-name="P6"><text:span text:style-name="T9"/></text:p>
      <text:p text:style-name="P6"><text:span text:style-name="T9">[Page 5]</text:span></text:p>
      <text:p text:style-name="P6"><text:span text:style-name="T9">addressing our people, before the conquest of the land, the archprophet said/ regarding the [?] and scope of the Sabbath: "Thou shalt do no manner of work &amp;c...../ "In order that thy man-servant and thy maid-/servant may rest like thyself." <text:s/>[Hebrew]/ Now, let us reflect. <text:s/>Even after the conquest of/ Palestine, when the tribes scattered about to enter into/ the respective possession parcelled[sic!] out to </text:span><text:soft-page-break/><text:span text:style-name="T9">each, it/ became geographically impossible for all, to ce-/-lebrate the Sabbath precisely at the same time./ <text:s/>The author of the circular to which I have </text:span><text:span text:style-name="T6">allu-</text:span><text:span text:style-name="T9"> had reference,/ </text:span><text:span text:style-name="T6">-ded reasoning from a Christian stand point</text:span><text:span text:style-name="T9"> recognizing the impossibility of a simultaneous Sabbath, argues/ in favor of setting apart any one day out of seven, and/ </text:span><text:span text:style-name="T6">be believes</text:span><text:span text:style-name="T9"> he considers that plan </text:span><text:span text:style-name="T6">in that</text:span><text:span text:style-name="T9"> a sensible and righteous manner, to carry out the fourth com-/-mandment of the Decalogue. </text:span><text:span text:style-name="T6">will be performed.</text:span><text:span text:style-name="T9">/ <text:s/>Not so, we children of the covenant of Horeb argue. <text:s/>For,/ </text:span><text:span text:style-name="T6">we read</text:span><text:span text:style-name="T9"> it is written [Hebrew] "But </text:span><text:span text:style-name="T8">the</text:span><text:span text:style-name="T9"> seventh/ day is a sabbath to the Lord thy God," as to say:/ if the termination of the work of creation, does not/ suffice to teach thee the real day selected, the miracle/ of the manna demonstrably shows it. <text:s/>Nor is/ it because of the difference of latitude and longitude, that/ we Jews might </text:span><text:span text:style-name="T6">f</text:span><text:span text:style-name="T9"> be permitted to choose one day/ out of seven, and call it "Sabbath." <text:s/>Never. <text:s/>I know that/ some in the advanced wing of radicalism fond of a Sunday service have </text:span><text:span text:style-name="T6">so</text:span><text:span text:style-name="T9"> twisted/</text:span></text:p>
      <text:p text:style-name="P6"><text:span text:style-name="T9"/></text:p>
      <text:p text:style-name="P6"><text:span text:style-name="T9">[Page 6]</text:span></text:p>
      <text:p text:style-name="P6"><text:span text:style-name="T9">and perverted the sacred text, so that it might tally/ with their false interpretation. <text:s/>But the definite/ article [Hebrew] "</text:span><text:span text:style-name="T8">the</text:span><text:span text:style-name="T9"> seventh day" gives them/ the lie. <text:s/>I am naturally asked: how/ do you then reconcile the national observance/ of the one day with the marked distance of localities?/ <text:s/></text:span><text:span text:style-name="T6">Surely</text:span><text:span text:style-name="T9"> And the querist adds the remark, </text:span><text:span text:style-name="T6">that</text:span><text:span text:style-name="T9"> very correctly, that/ when </text:span><text:span text:style-name="T8">we</text:span><text:span text:style-name="T9"> greet the incoming of the Sabbath,/ in Eastern countries, working time has already arrived,/ while in very far off Western countries, it </text:span><text:span text:style-name="T6">has not</text:span><text:span text:style-name="T9"> may not/ yet arrived. <text:s/>Well, brethren. <text:s/>Your Bible and mine/ has reconciled the apparent discrepancy. <text:s/>Each/ Jewish community fixes the hours of Sabbath, in/ accordance with the established reckoning of time </text:span><text:span text:style-name="T6">il</text:span><text:span text:style-name="T9"> in/ its dwelling place. <text:s/></text:span><text:span text:style-name="T6">So it</text:span><text:span text:style-name="T9"> This procedure was contemplated and permitted by the/ heavenly Lawgiver. <text:s/>A single quotation will suffice/ to prove that verity. <text:s/>In the twenty third chapter/ of Leviticus, where all sacred days </text:span><text:span text:style-name="T6">or</text:span><text:span text:style-name="T9"> are enumerated,/ </text:span><text:span text:style-name="T6">we read</text:span><text:span text:style-name="T9"> it is written: "Six days work may be done, but the se-/-venth day is a Sabbath of solemn rest, a holy convocation./ <text:s/>Ye shall do no manner of work; it is a Sabbath unto/</text:span></text:p>
      <text:p text:style-name="P6"><text:span text:style-name="T9"/></text:p>
      <text:p text:style-name="P6"><text:span text:style-name="T9">[Page 7]</text:span></text:p>
      <text:p text:style-name="P6"><text:span text:style-name="T9">the Lord, </text:span><text:span text:style-name="T6">in all throughout</text:span><text:span text:style-name="T9"> in every one of </text:span><text:span text:style-name="T8">your</text:span><text:span text:style-name="T9"> habitations" [Hebrew]/ Clearly therefore, we are right </text:span><text:span text:style-name="T6">to count</text:span><text:span text:style-name="T9"> in/ counting the coming in and the going out of that/ sacred day, conformably with the geographical position/ of the earth, in which we happen to dwell. <text:s/>But because we/ </text:span><text:span text:style-name="T6">Now,</text:span><text:span text:style-name="T9"> Israelites acknowledge a still higher motive for the institution of this sacred day, I deem it fitting to close my explanatory/ talk with a Rabbinical legend. <text:s/>Says a Midrash:/ </text:span><text:span text:style-name="T6">When</text:span><text:span text:style-name="T9"> The Almighty took counsel with the angels/ that encircled His throne, about the advisability/ of imparting to the people just freed from bondage,/ guiding rules </text:span><text:span text:style-name="T6">for their guidance</text:span><text:span text:style-name="T9"> of life. <text:s/>Then, the Torah, clothed in wisdom,/ came forward and spoke thus: O Lord of the Uni-/-verse! <text:s/>Might not man, because compelled to till/ the ground, in order to bring forth what feeds his/ body, to reap and gather in the fruits he planted,/ to sell and earn a livelihood, might he not by reason of that/ neglect a study necessary to his spiritual welfare?/ <text:s/>The Lord answered. <text:s/>I have provided for that; I have/ destined one day in every week to reign as the queen/ of religion [Hebrew]. <text:s/>Upon that day, the recipients/ of my benefactions under the reign of that Princess of spirituality will have the opportunity, of/ which they must avail themselves, to bend their/ thoughts on that which yeilds[sic!] a lasting advantage/</text:span></text:p>
      <text:p text:style-name="P6"><text:span text:style-name="T9"/></text:p>
      <text:p text:style-name="P6"><text:span text:style-name="T9">[Page 8]</text:span></text:p>
      <text:p text:style-name="P9"><text:span text:style-name="T4">here</text:span><text:span text:style-name="T9"> on earth and thereafter. <text:s/>Brethren. <text:s/>I imagine/ that Isaiah was penetrated with that truth,/ when he pronounced the Sabbath a delight, a most/ honorable precept of our creed; when he called the/ man blessed, who takes good heed not to profane/ the sabbath [Hebrew]/ when he promised every one who obeys that ordinance,/ and holds fast on that Divine covenant, elevation/ in the holy mountain of God, joys in the upper-/-most dwelling of prayer. <text:s/>Surely, I would/ be false to my avocation, if I did not exhort/ </text:span><text:span text:style-name="T4">my</text:span><text:span text:style-name="T9"> brothers and sisters in faith who enter these/ holy courts, to leave behind on the seventh day </text:span><text:soft-page-break/><text:span text:style-name="T9">what is temporal/ and fleeting and centre their minds on the typi-/-cal precursor of that life where a Sabbath-rest/ is unalloyed and everlasting. <text:s/></text:span><text:span text:style-name="T4">May</text:span><text:span text:style-name="T9"> That by our obedience to the 4th commandment, each of us may/ be allotted that heavenly inheritance, is </text:span><text:span text:style-name="T4">verily</text:span><text:span text:style-name="T9"> my supplication/ to the gracious Lord of our fathers; our Divine Legislator and </text:span><text:span text:style-name="T4">so may it be</text:span><text:span text:style-name="T9">/ </text:span><text:span text:style-name="T4">Amen.</text:span><text:span text:style-name="T9"> Protecto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0T13:17:15.93</meta:creation-date>
    <meta:document-statistic meta:table-count="0" meta:image-count="0" meta:object-count="0" meta:page-count="5" meta:paragraph-count="84" meta:word-count="1822" meta:character-count="11219"/>
    <dc:date>2012-05-10T14:42:57.39</dc:date>
    <dc:creator>Penn Libraries</dc:creator>
    <meta:editing-duration>PT00H01M09S</meta:editing-duration>
    <meta:editing-cycles>1</meta:editing-cycles>
    <meta:generator>OpenOffice.org/3.2$Win32 OpenOffice.org_project/320m12$Build-9483</meta:generator>
  </office:meta>
</office:document-meta>
</file>